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draw:stroke="dash" draw:stroke-dash="Fine_20_Dott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VL ゴシック'" style:font-pitch="variable" style:font-family-asian="'VL ゴシック'" style:font-pitch-asian="variable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style:text-underline-style="solid" style:text-underline-width="auto" style:text-underline-color="font-color" style:font-size-asian="18pt"/>
    </style:style>
    <style:style style:name="P7" style:family="paragraph">
      <style:text-properties style:font-size-asian="20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xml:id="id1" draw:id="id1" draw:layer="layout" svg:width="2.2cm" svg:height="2.2cm" svg:x="13.3cm" svg:y="13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xml:id="id3" draw:id="id3" draw:layer="layout" svg:width="2.2cm" svg:height="2cm" svg:x="13.3cm" svg:y="17.5cm">
          <text:p text:style-name="P1">公開鍵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4.4cm" svg:y1="13.6cm" svg:x2="14.4cm" svg:y2="12.4cm" draw:start-shape="id1" draw:start-glue-point="4" draw:end-shape="id2" draw:end-glue-point="8" svg:d="m14400 13600v-1200">
          <text:p/>
        </draw:connector>
        <draw:connector draw:style-name="gr4" draw:text-style-name="P1" draw:layer="layout" draw:type="line" svg:x1="14.4cm" svg:y1="17.5cm" svg:x2="14.4cm" svg:y2="15.8cm" draw:start-shape="id3" draw:start-glue-point="4" draw:end-shape="id1" draw:end-glue-point="8" svg:d="m14400 17500v-1700">
          <text:p/>
        </draw:connector>
        <draw:connector draw:style-name="gr3" draw:text-style-name="P1" draw:layer="layout" draw:type="curve" draw:line-skew="-2.249cm" svg:x1="13.3cm" svg:y1="18.5cm" svg:x2="11.3cm" svg:y2="11cm" draw:start-shape="id3" draw:start-glue-point="5" draw:end-shape="id2" draw:end-glue-point="6" svg:d="m13300 18500c-7198 0-6198-7500-2000-7500">
          <text:p/>
        </draw:connector>
        <draw:frame draw:style-name="gr5" draw:layer="layout" svg:width="5.8cm" svg:height="1.06cm" svg:x="8.018cm" svg:y="14cm">
          <draw:text-box>
            <text:p>1. GPGで署名</text:p>
          </draw:text-box>
        </draw:frame>
        <draw:custom-shape draw:style-name="gr2" draw:text-style-name="P1" xml:id="id4" draw:id="id4" draw:layer="layout" svg:width="3.8cm" svg:height="3.8cm" svg:x="12.5cm" svg:y="4.4cm">
          <text:p text:style-name="P1">サーバ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line" svg:x1="14.4cm" svg:y1="9.6cm" svg:x2="14.4cm" svg:y2="8.2cm" draw:start-shape="id2" draw:start-glue-point="4" draw:end-shape="id4" draw:end-glue-point="8" svg:d="m14400 9600v-1400">
          <text:p/>
        </draw:connector>
        <draw:frame draw:style-name="gr6" draw:text-style-name="P2" draw:layer="layout" svg:width="12.004cm" svg:height="2.678cm" svg:x="1cm" svg:y="6.131cm">
          <draw:text-box>
            <text:p>2. 署名のチェック</text:p>
            <text:p>3. GPG キーID に紐づくTwitterID を取得<text:line-break/>4. ツィートにTwitterIDを付加</text:p>
          </draw:text-box>
        </draw:frame>
        <draw:custom-shape draw:style-name="gr2" draw:text-style-name="P1" xml:id="id6" draw:id="id6" draw:layer="layout" svg:width="2.2cm" svg:height="2cm" svg:x="6.2cm" svg:y="1.8cm">
          <text:p text:style-name="P1">公開鍵束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frame draw:style-name="gr5" draw:layer="layout" svg:width="5.8cm" svg:height="0.962cm" svg:x="14.7cm" svg:y="8.8cm">
          <draw:text-box>
            <text:p>1. POST</text:p>
          </draw:text-box>
        </draw:frame>
        <draw:custom-shape draw:style-name="gr2" draw:text-style-name="P1" xml:id="id5" draw:id="id5" draw:layer="layout" svg:width="3.8cm" svg:height="3.8cm" svg:x="19.7cm" svg:y="4.4cm">
          <text:p text:style-name="P1">Twitter<text:line-break/>サーバ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line" svg:x1="16.3cm" svg:y1="6.3cm" svg:x2="19.7cm" svg:y2="6.3cm" draw:start-shape="id4" draw:start-glue-point="10" draw:end-shape="id5" draw:end-glue-point="6" svg:d="m16300 6300h3400">
          <text:p/>
        </draw:connector>
        <draw:frame draw:style-name="gr5" draw:layer="layout" svg:width="5.8cm" svg:height="1.06cm" svg:x="16.7cm" svg:y="5cm">
          <draw:text-box>
            <text:p>4. 送信</text:p>
          </draw:text-box>
        </draw:frame>
        <draw:connector draw:style-name="gr4" draw:text-style-name="P1" draw:layer="layout" draw:type="curve" svg:x1="12.5cm" svg:y1="6.3cm" svg:x2="7.3cm" svg:y2="3.682cm" draw:start-shape="id4" draw:start-glue-point="6" draw:end-shape="id6" draw:end-glue-point="6" svg:d="m12500 6300c-3467 0-5200-872-5200-2618">
          <text:p/>
        </draw:connector>
        <draw:connector draw:style-name="gr4" draw:text-style-name="P1" draw:layer="layout" draw:type="curve" svg:x1="12.5cm" svg:y1="6.3cm" svg:x2="10.1cm" svg:y2="4.2cm" draw:start-shape="id4" draw:start-glue-point="6" draw:end-shape="id7" draw:end-glue-point="7" svg:d="m12500 6300c-1600 0-2400-700-2400-2100">
          <text:p/>
        </draw:connector>
        <draw:custom-shape draw:style-name="gr7" draw:text-style-name="P1" xml:id="id2" draw:id="id2" draw:layer="layout" svg:width="6.2cm" svg:height="2.8cm" svg:x="11.3cm" svg:y="9.6cm">
          <text:p text:style-name="P1">ツィートしたい</text:p>
          <text:p text:style-name="P1">文字列</text:p>
          <draw:enhanced-geometry svg:viewBox="0 0 21600 21600" draw:glue-points="10800 0 3160 3160 0 10800 3160 18440 10800 21600 18440 18440 21600 10800 18440 3160 ?f14 ?f15" draw:text-areas="3200 3200 18400 18400" draw:type="round-callout" draw:modifiers="6144.55732946299 27800.07140307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xml:id="id7" draw:id="id7" draw:layer="layout" svg:width="2.2cm" svg:height="2.8cm" svg:x="9cm" svg:y="1.4cm">
          <text:p text:style-name="P1">Twitter ID</text:p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2" draw:text-style-name="P1" xml:id="id8" draw:id="id8" draw:layer="layout" svg:width="2.2cm" svg:height="2cm" svg:x="19cm" svg:y="15.6cm">
          <text:p text:style-name="P1">.chang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9cm" svg:y1="16.6cm" svg:x2="8cm" svg:y2="15.6cm" draw:start-shape="id8" draw:start-glue-point="5" draw:end-shape="id9" draw:end-glue-point="8" svg:d="m19000 16600c-7334 0-11000-333-11000-1000">
          <text:p/>
        </draw:connector>
        <draw:custom-shape draw:style-name="gr2" draw:text-style-name="P1" xml:id="id10" draw:id="id10" draw:layer="layout" svg:width="2.2cm" svg:height="2cm" svg:x="5.2cm" svg:y="8.4cm">
          <text:p text:style-name="P1">スポンサーした</text:p>
          <text:p text:style-name="P1">人のID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xml:id="id9" draw:id="id9" draw:layer="layout" svg:width="5.2cm" svg:height="2.2cm" svg:x="5.4cm" svg:y="13.4cm">
          <text:p text:style-name="P1">d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1" draw:id="id11" draw:layer="layout" svg:width="6.2cm" svg:height="2.8cm" svg:x="9.6cm" svg:y="8cm">
          <text:p text:style-name="P1">ツィート</text:p>
          <draw:enhanced-geometry svg:viewBox="0 0 21600 21600" draw:glue-points="10800 0 3160 3160 0 10800 3160 18440 10800 21600 18440 18440 21600 10800 18440 3160 ?f14 ?f15" draw:text-areas="3200 3200 18400 18400" draw:type="round-callout" draw:modifiers="6144.55732946299 27800.07140307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3" draw:text-style-name="P1" draw:layer="layout" draw:type="curve" svg:x1="7.4cm" svg:y1="9.4cm" svg:x2="9.6cm" svg:y2="9.4cm" draw:start-shape="id10" draw:start-glue-point="7" draw:end-shape="id11" draw:end-glue-point="6" svg:d="m7400 9400h2200">
          <text:p/>
        </draw:connector>
        <draw:connector draw:style-name="gr3" draw:text-style-name="P1" draw:layer="layout" draw:type="curve" svg:x1="19cm" svg:y1="16.6cm" svg:x2="12.7cm" svg:y2="10.8cm" draw:start-shape="id8" draw:start-glue-point="5" draw:end-shape="id11" draw:end-glue-point="8" svg:d="m19000 16600c-4200 0-6300-1933-6300-5800">
          <text:p/>
        </draw:connector>
        <draw:connector draw:style-name="gr3" draw:text-style-name="P1" draw:layer="layout" draw:type="curve" svg:x1="8cm" svg:y1="13.4cm" svg:x2="10.507cm" svg:y2="10.391cm" draw:start-shape="id9" draw:start-glue-point="4" draw:end-shape="id11" draw:end-glue-point="7" svg:d="m8000 13400c0-1345 2507 159 2507-3009">
          <text:p/>
        </draw:connector>
        <draw:frame draw:style-name="gr5" draw:text-style-name="P3" draw:layer="layout" svg:width="7cm" svg:height="1.06cm" svg:x="2.2cm" svg:y="11.54cm">
          <draw:text-box>
            <text:p text:style-name="P3"><text:span text:style-name="T1">1. </text:span><text:span text:style-name="T1">アップロード完了</text:span></text:p>
          </draw:text-box>
        </draw:frame>
        <draw:frame draw:style-name="gr5" draw:text-style-name="P3" draw:layer="layout" svg:width="7cm" svg:height="1.06cm" svg:x="9.2cm" svg:y="6.493cm">
          <draw:text-box>
            <text:p text:style-name="P3"><text:span text:style-name="T1">2. </text:span><text:span text:style-name="T1">ツィートを生成</text:span></text:p>
          </draw:text-box>
        </draw:frame>
        <draw:custom-shape draw:style-name="gr2" draw:text-style-name="P1" xml:id="id12" draw:id="id12" draw:layer="layout" svg:width="3.8cm" svg:height="3.8cm" svg:x="19.2cm" svg:y="7.5cm">
          <text:p text:style-name="P1">Twitter<text:line-break/>サーバ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line" svg:x1="15.8cm" svg:y1="9.4cm" svg:x2="19.2cm" svg:y2="9.4cm" draw:start-shape="id11" draw:start-glue-point="10" draw:end-shape="id12" draw:end-glue-point="6" svg:d="m15800 9400h3400">
          <text:p/>
        </draw:connector>
        <draw:frame draw:style-name="gr5" draw:text-style-name="P3" draw:layer="layout" svg:width="5.8cm" svg:height="1.06cm" svg:x="16.2cm" svg:y="8.1cm">
          <draw:text-box>
            <text:p text:style-name="P3"><text:span text:style-name="T1">3. </text:span><text:span text:style-name="T1">送信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2" draw:text-style-name="P4" xml:id="id13" draw:id="id13" draw:layer="layout" svg:width="2.2cm" svg:height="2cm" svg:x="8.9cm" svg:y="17cm">
          <text:p text:style-name="P4">.chang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8.9cm" svg:y1="18cm" svg:x2="6.5cm" svg:y2="15.6cm" draw:start-shape="id13" draw:start-glue-point="5" draw:end-shape="id14" draw:end-glue-point="8" svg:d="m8900 18000c-1600 0-2400-800-2400-2400">
          <text:p/>
        </draw:connector>
        <draw:custom-shape draw:style-name="gr9" draw:text-style-name="P4" xml:id="id14" draw:id="id14" draw:layer="layout" svg:width="5.2cm" svg:height="2.2cm" svg:x="3.9cm" svg:y="13.4cm">
          <text:p text:style-name="P4">dput/up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6" draw:id="id16" draw:layer="layout" svg:width="6.2cm" svg:height="2.8cm" svg:x="18.8cm" svg:y="8.6cm">
          <text:p text:style-name="P5">ツィート</text:p>
          <draw:enhanced-geometry svg:viewBox="0 0 21600 21600" draw:glue-points="10800 0 3160 3160 0 10800 3160 18440 10800 21600 18440 18440 21600 10800 18440 3160 ?f14 ?f15" draw:text-areas="3200 3200 18400 18400" draw:type="round-callout" draw:modifiers="6144.55732946299 27800.07140307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3" draw:text-style-name="P1" draw:layer="layout" draw:type="curve" svg:x1="17.4cm" svg:y1="10cm" svg:x2="18.8cm" svg:y2="10cm" draw:start-shape="id15" draw:start-glue-point="8" draw:end-shape="id16" draw:end-glue-point="6" svg:d="m17400 10000h1400">
          <text:p/>
        </draw:connector>
        <draw:connector draw:style-name="gr3" draw:text-style-name="P1" draw:layer="layout" draw:type="curve" svg:x1="6.5cm" svg:y1="13.4cm" svg:x2="6.5cm" svg:y2="11.582cm" draw:start-shape="id14" draw:start-glue-point="4" draw:end-shape="id17" draw:end-glue-point="6" svg:d="m6500 13400v-1818">
          <text:p/>
        </draw:connector>
        <draw:frame draw:style-name="gr5" draw:text-style-name="P6" draw:layer="layout" svg:width="7cm" svg:height="1.06cm" svg:x="0.1cm" svg:y="12.1cm">
          <draw:text-box>
            <text:p text:style-name="P6"><text:span text:style-name="T1">1. </text:span><text:span text:style-name="T1">アップロード完了</text:span></text:p>
          </draw:text-box>
        </draw:frame>
        <draw:frame draw:style-name="gr5" draw:text-style-name="P6" draw:layer="layout" svg:width="7cm" svg:height="1.06cm" svg:x="19.7cm" svg:y="12.44cm">
          <draw:text-box>
            <text:p text:style-name="P6"><text:span text:style-name="T1">3. </text:span><text:span text:style-name="T1">ツィートを生成</text:span></text:p>
          </draw:text-box>
        </draw:frame>
        <draw:custom-shape draw:style-name="gr2" draw:text-style-name="P5" xml:id="id18" draw:id="id18" draw:layer="layout" svg:width="3.8cm" svg:height="3.8cm" svg:x="20cm" svg:y="2.2cm">
          <text:p text:style-name="P5">Twitter<text:line-break/>サーバ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line" svg:x1="21.9cm" svg:y1="8.6cm" svg:x2="21.9cm" svg:y2="6cm" draw:start-shape="id16" draw:start-glue-point="4" draw:end-shape="id18" draw:end-glue-point="8" svg:d="m21900 8600v-2600">
          <text:p/>
        </draw:connector>
        <draw:frame draw:style-name="gr5" draw:text-style-name="P6" draw:layer="layout" svg:width="3.6cm" svg:height="1.06cm" svg:x="22.6cm" svg:y="6.4cm">
          <draw:text-box>
            <text:p text:style-name="P6"><text:span text:style-name="T1">3. </text:span><text:span text:style-name="T1">送信</text:span></text:p>
          </draw:text-box>
        </draw:frame>
        <draw:custom-shape draw:style-name="gr2" draw:text-style-name="P4" xml:id="id17" draw:id="id17" draw:layer="layout" svg:width="2.2cm" svg:height="2cm" svg:x="5.4cm" svg:y="9.7cm">
          <text:p text:style-name="P4">.upload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9" draw:id="id19" draw:layer="layout" svg:width="11.6cm" svg:height="6.1cm" svg:x="14.6cm" svg:y="7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layer="layout" svg:width="5cm" svg:height="0.962cm" svg:x="15.1cm" svg:y="6.6cm">
          <draw:text-box>
            <text:p>dput-tweet</text:p>
          </draw:text-box>
        </draw:frame>
        <draw:connector draw:style-name="gr11" draw:text-style-name="P1" draw:layer="layout" draw:type="curve" svg:x1="14.6cm" svg:y1="10.75cm" svg:x2="7.6cm" svg:y2="10.7cm" draw:start-shape="id19" draw:start-glue-point="5" draw:end-shape="id17" draw:end-glue-point="7" svg:d="m14600 10750c-5248 0-1749-50-7000-50">
          <text:p/>
        </draw:connector>
        <draw:frame draw:style-name="gr5" draw:text-style-name="P6" draw:layer="layout" svg:width="5.1cm" svg:height="2.678cm" svg:x="9.1cm" svg:y="11.2cm">
          <draw:text-box>
            <text:p text:style-name="P6"><text:span text:style-name="T1">3.upload </text:span><text:span text:style-name="T1">が</text:span></text:p>
            <text:p text:style-name="P6"><text:span text:style-name="T1">作成されたこと</text:span></text:p>
            <text:p text:style-name="P6"><text:span text:style-name="T1">を検知</text:span></text:p>
          </draw:text-box>
        </draw:frame>
        <draw:custom-shape draw:style-name="gr2" draw:text-style-name="P1" xml:id="id15" draw:id="id15" draw:layer="layout" svg:width="2.2cm" svg:height="2.8cm" svg:x="15.2cm" svg:y="8.6cm">
          <text:p text:style-name="P1">Twitter ID</text:p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curve" svg:x1="11.1cm" svg:y1="18cm" svg:x2="19.707cm" svg:y2="10.991cm" draw:start-shape="id13" draw:start-glue-point="7" draw:end-shape="id16" draw:end-glue-point="7" svg:d="m11100 18000c5738 0 8607-2336 8607-7009">
          <text:p/>
        </draw:connecto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0T01:55:38</meta:creation-date>
    <meta:editing-duration>PT1H42M10S</meta:editing-duration>
    <meta:editing-cycles>7</meta:editing-cycles>
    <dc:date>2012-01-20T03:36:09</dc:date>
    <meta:generator>LibreOffice/3.4$Unix LibreOffice_project/340m1$Build-402</meta:generator>
    <meta:document-statistic meta:object-count="76"/>
  </office:meta>
</office:document-meta>
</file>